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CMkdir.getCommen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dir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dir.setCommentFile( String 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dir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CMkdir.getComment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dir.getCommentFileCommand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CMkdir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dir.setNoCheckout( boolean c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CMkdir.checkOptions( Commandline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CMkdir.getNo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